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DejaVu Sans" fo:font-size="30pt" officeooo:rsid="00236e79" officeooo:paragraph-rsid="00248197" style:font-size-asian="30pt" style:font-size-complex="30pt"/>
    </style:style>
    <style:style style:name="P2" style:family="paragraph" style:parent-style-name="Text_20_body">
      <style:paragraph-properties fo:text-align="center" style:justify-single-word="false"/>
      <style:text-properties style:font-name="DejaVu Sans" fo:font-size="50pt" officeooo:rsid="00248197" officeooo:paragraph-rsid="00236e79" style:font-size-asian="50pt" style:font-size-complex="50pt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50pt" style:font-size-asian="50pt" style:font-size-complex="50pt"/>
    </style:style>
    <style:style style:name="T1" style:family="text">
      <style:text-properties officeooo:rsid="00236e7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ENJOY BUILDING </text:span>INSTRUMENTATION?</text:p>
      <text:p text:style-name="P3"/>
      <text:p text:style-name="P3">JOIN THE “<text:span text:style-name="T1">SHOPTALK” MAILING LIST!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style:font-name="DejaVu Sans" fo:font-size="30pt" officeooo:rsid="00236e79" officeooo:paragraph-rsid="00248197" style:font-size-asian="30pt" style:font-size-complex="30pt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FIND THE LINK AT</text:p>
        <text:p text:style-name="MP1">https://shops.chem.wisc.edu/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30T10:08:40.641533299</meta:creation-date>
    <meta:generator>LibreOffice/7.0.4.2$Linux_X86_64 LibreOffice_project/00$Build-2</meta:generator>
    <dc:date>2021-06-23T16:44:38.025039852</dc:date>
    <meta:editing-duration>PT9M37S</meta:editing-duration>
    <meta:editing-cycles>7</meta:editing-cycles>
    <meta:document-statistic meta:table-count="0" meta:image-count="0" meta:object-count="0" meta:page-count="1" meta:paragraph-count="4" meta:word-count="13" meta:character-count="108" meta:non-whitespace-character-count="99"/>
  </office:meta>
</office:document-meta>
</file>